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215in" table:align="left"/>
    </style:style>
    <style:style style:name="Table1.A" style:family="table-column">
      <style:table-column-properties style:column-width="2.3438in"/>
    </style:style>
    <style:style style:name="Table1.B" style:family="table-column">
      <style:table-column-properties style:column-width="0.6465in"/>
    </style:style>
    <style:style style:name="Table1.C" style:family="table-column">
      <style:table-column-properties style:column-width="2.631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8229in" table:align="left"/>
    </style:style>
    <style:style style:name="Table2.A" style:family="table-column">
      <style:table-column-properties style:column-width="2.8938in"/>
    </style:style>
    <style:style style:name="Table2.B" style:family="table-column">
      <style:table-column-properties style:column-width="1.929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in eigenes Passwortsystem in deinem Programm kann dir gezielt <text:span text:style-name="Strong_20_Emphasis">Kontrolle und Zugriffsschutz</text:span> bieten – aber es ist kein Ersatz für Systemberechtigungen wie <text:span text:style-name="Source_20_Text">sudo</text:span>. Es ist eher dafür da, bestimmte <text:span text:style-name="Strong_20_Emphasis">Benutzeraktionen innerhalb deines Programms zu sichern</text:span>, z. B.:</text:p>
      <text:p text:style-name="Horizontal_20_Line"/>
      <text:h text:style-name="Heading_20_2" text:outline-level="2">🔐 <text:span text:style-name="Strong_20_Emphasis">Was ein eigenes Passwortsystem in ReMailD leisten kann</text:span></text:h>
      <text:h text:style-name="Heading_20_3" text:outline-level="3">✅ 1. <text:span text:style-name="Strong_20_Emphasis">Startschutz deines Programms</text:span></text:h>
      <text:list text:style-name="L1">
        <text:list-item>
          <text:p text:style-name="P2">Nur wer das ReMailD-Passwort kennt, darf es benutzen.</text:p>
        </text:list-item>
        <text:list-item>
          <text:p text:style-name="P2">Praktisch, wenn ReMailD auf einem geteilten Gerät läuft.</text:p>
        </text:list-item>
      </text:list>
      <text:p text:style-name="P1"><text:span text:style-name="Source_20_Text">Beispiel: Nur Admin darf ReMailD konfigurieren oder starten</text:span></text:p>
      <text:p text:style-name="Horizontal_20_Line"/>
      <text:h text:style-name="Heading_20_3" text:outline-level="3">✅ 2. <text:span text:style-name="Strong_20_Emphasis">Zugriffsschutz auf sensible Einstellungen</text:span></text:h>
      <text:list text:style-name="L2">
        <text:list-item>
          <text:p text:style-name="P3">Schutz von:</text:p>
          <text:list>
            <text:list-item>
              <text:p text:style-name="P3">E-Mail-Zugangsdaten ändern</text:p>
            </text:list-item>
            <text:list-item>
              <text:p text:style-name="P3">Filterregeln anpassen</text:p>
            </text:list-item>
            <text:list-item>
              <text:p text:style-name="P3">Antwortmodus (z. B. KI-Modus) ändern</text:p>
            </text:list-item>
          </text:list>
        </text:list-item>
        <text:list-item>
          <text:p text:style-name="P3">So kann niemand die Konfiguration manipulieren, ohne sich zu authentifizieren.</text:p>
        </text:list-item>
      </text:list>
      <text:p text:style-name="Horizontal_20_Line"/>
      <text:h text:style-name="Heading_20_3" text:outline-level="3">✅ 3. <text:span text:style-name="Strong_20_Emphasis">"Admin-Modus" aktivieren</text:span></text:h>
      <text:list text:style-name="L3">
        <text:list-item>
          <text:p text:style-name="P4">Mit Passwort kann man bestimmte Funktionen entsperren:</text:p>
          <text:list>
            <text:list-item>
              <text:p text:style-name="P4">Debug-Modus</text:p>
            </text:list-item>
            <text:list-item>
              <text:p text:style-name="P4">Logs anzeigen/löschen</text:p>
            </text:list-item>
            <text:list-item>
              <text:p text:style-name="P4">Manuelles Starten von Testmails</text:p>
            </text:list-item>
            <text:list-item>
              <text:p text:style-name="P4">Abfrage von gespeicherten Zugangsdaten (verschlüsselt)</text:p>
            </text:list-item>
          </text:list>
        </text:list-item>
      </text:list>
      <text:p text:style-name="Horizontal_20_Line"/>
      <text:h text:style-name="Heading_20_3" text:outline-level="3">✅ 4. <text:span text:style-name="Strong_20_Emphasis">Einmaliger Setup-Schutz</text:span></text:h>
      <text:list text:style-name="L4">
        <text:list-item>
          <text:p text:style-name="P5">Beim allerersten Start legt der Benutzer ein Passwort fest (z. B. "ReMailD-Adminpasswort").</text:p>
        </text:list-item>
        <text:list-item>
          <text:p text:style-name="P5">Dieses wird <text:span text:style-name="Strong_20_Emphasis">gehashed</text:span> gespeichert (z. B. mit <text:span text:style-name="Source_20_Text">bcrypt</text:span> oder <text:span text:style-name="Source_20_Text">hashlib + salt</text:span>).</text:p>
        </text:list-item>
        <text:list-item>
          <text:p text:style-name="P5">Bei zukünftigen Änderungen muss das Passwort eingegeben werden.</text:p>
        </text:list-item>
      </text:list>
      <text:p text:style-name="Horizontal_20_Line"/>
      <text:h text:style-name="Heading_20_3" text:outline-level="3"><text:soft-page-break/>🛡️ <text:span text:style-name="Strong_20_Emphasis">Wie sicher ist das?</text:span></text:h>
      <text:p text:style-name="Text_20_body">Nur so sicher, wie du es umsetzt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unkt</text:p>
            </table:table-cell>
            <table:table-cell table:style-name="Table1.A1" office:value-type="string">
              <text:p text:style-name="Table_20_Heading">Sicher?</text:p>
            </table:table-cell>
            <table:table-cell table:style-name="Table1.A1" office:value-type="string">
              <text:p text:style-name="Table_20_Heading">Hinweise</text:p>
            </table:table-cell>
          </table:table-row>
        </table:table-header-rows>
        <table:table-row>
          <table:table-cell table:style-name="Table1.A1" office:value-type="string">
            <text:p text:style-name="Table_20_Contents">Passwort als Klartext?</text:p>
          </table:table-cell>
          <table:table-cell table:style-name="Table1.A1" office:value-type="string">
            <text:p text:style-name="Table_20_Contents">❌ Nein</text:p>
          </table:table-cell>
          <table:table-cell table:style-name="Table1.A1" office:value-type="string">
            <text:p text:style-name="Table_20_Contents">Niemals tun</text:p>
          </table:table-cell>
        </table:table-row>
        <table:table-row>
          <table:table-cell table:style-name="Table1.A1" office:value-type="string">
            <text:p text:style-name="Table_20_Contents">Passwort gehashed mit Salt?</text:p>
          </table:table-cell>
          <table:table-cell table:style-name="Table1.A1" office:value-type="string">
            <text:p text:style-name="Table_20_Contents">✅ Ja</text:p>
          </table:table-cell>
          <table:table-cell table:style-name="Table1.A1" office:value-type="string">
            <text:p text:style-name="Table_20_Contents">z. B. mit <text:span text:style-name="Source_20_Text">bcrypt</text:span></text:p>
          </table:table-cell>
        </table:table-row>
        <table:table-row>
          <table:table-cell table:style-name="Table1.A1" office:value-type="string">
            <text:p text:style-name="Table_20_Contents">Passwort verschlüsselt speichern?</text:p>
          </table:table-cell>
          <table:table-cell table:style-name="Table1.A1" office:value-type="string">
            <text:p text:style-name="Table_20_Contents">✅ Ja</text:p>
          </table:table-cell>
          <table:table-cell table:style-name="Table1.A1" office:value-type="string">
            <text:p text:style-name="Table_20_Contents">Mit z. B. <text:span text:style-name="Source_20_Text">cryptography.fernet</text:span></text:p>
          </table:table-cell>
        </table:table-row>
        <table:table-row>
          <table:table-cell table:style-name="Table1.A1" office:value-type="string">
            <text:p text:style-name="Table_20_Contents">Abfrage in CLI mit <text:span text:style-name="Source_20_Text">getpass</text:span>?</text:p>
          </table:table-cell>
          <table:table-cell table:style-name="Table1.A1" office:value-type="string">
            <text:p text:style-name="Table_20_Contents">✅ Ja</text:p>
          </table:table-cell>
          <table:table-cell table:style-name="Table1.A1" office:value-type="string">
            <text:p text:style-name="Table_20_Contents">Keine Anzeige auf dem Bildschirm</text:p>
          </table:table-cell>
        </table:table-row>
      </table:table>
      <text:p text:style-name="Horizontal_20_Line"/>
      <text:h text:style-name="Heading_20_2" text:outline-level="2">💡 Beispiel-Anwendungsfälle für dein ReMailD-Projekt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unktion</text:p>
            </table:table-cell>
            <table:table-cell table:style-name="Table2.A1" office:value-type="string">
              <text:p text:style-name="Table_20_Heading">Nur mit Adminpasswort?</text:p>
            </table:table-cell>
          </table:table-row>
        </table:table-header-rows>
        <table:table-row>
          <table:table-cell table:style-name="Table2.A1" office:value-type="string">
            <text:p text:style-name="Table_20_Contents">E-Mail-Adresse ändern</text:p>
          </table:table-cell>
          <table:table-cell table:style-name="Table2.A1" office:value-type="string">
            <text:p text:style-name="Table_20_Contents">✅ Ja</text:p>
          </table:table-cell>
        </table:table-row>
        <table:table-row>
          <table:table-cell table:style-name="Table2.A1" office:value-type="string">
            <text:p text:style-name="Table_20_Contents">E-Mail-Passwort anzeigen</text:p>
          </table:table-cell>
          <table:table-cell table:style-name="Table2.A1" office:value-type="string">
            <text:p text:style-name="Table_20_Contents">✅ Ja (wenn erlaubt)</text:p>
          </table:table-cell>
        </table:table-row>
        <table:table-row>
          <table:table-cell table:style-name="Table2.A1" office:value-type="string">
            <text:p text:style-name="Table_20_Contents">KI-Antwortmodus aktivieren/deaktivieren</text:p>
          </table:table-cell>
          <table:table-cell table:style-name="Table2.A1" office:value-type="string">
            <text:p text:style-name="Table_20_Contents">✅ Optional</text:p>
          </table:table-cell>
        </table:table-row>
        <table:table-row>
          <table:table-cell table:style-name="Table2.A1" office:value-type="string">
            <text:p text:style-name="Table_20_Contents">Filterregeln löschen oder überschreiben</text:p>
          </table:table-cell>
          <table:table-cell table:style-name="Table2.A1" office:value-type="string">
            <text:p text:style-name="Table_20_Contents">✅ Ja</text:p>
          </table:table-cell>
        </table:table-row>
        <table:table-row>
          <table:table-cell table:style-name="Table2.A1" office:value-type="string">
            <text:p text:style-name="Table_20_Contents">Logs anzeigen/löschen</text:p>
          </table:table-cell>
          <table:table-cell table:style-name="Table2.A1" office:value-type="string">
            <text:p text:style-name="Table_20_Contents">✅ Optional</text:p>
          </table:table-cell>
        </table:table-row>
        <table:table-row>
          <table:table-cell table:style-name="Table2.A1" office:value-type="string">
            <text:p text:style-name="Table_20_Contents">ReMailD neu initialisieren/resetten</text:p>
          </table:table-cell>
          <table:table-cell table:style-name="Table2.A1" office:value-type="string">
            <text:p text:style-name="Table_20_Contents">✅ Ja</text:p>
          </table:table-cell>
        </table:table-row>
      </table:table>
      <text:p text:style-name="Horizontal_20_Line"/>
      <text:h text:style-name="Heading_20_2" text:outline-level="2">🧠 Fazit</text:h>
      <text:p text:style-name="Text_20_body">Ein eigenes Passwortsystem ist <text:span text:style-name="Strong_20_Emphasis">dann sinnvoll</text:span>, wenn du innerhalb deines Tools <text:span text:style-name="Strong_20_Emphasis">kritische Funktionen schützen möchtest</text:span>, <text:span text:style-name="Strong_20_Emphasis">nicht aber</text:span> als Ersatz für Betriebssystemrechte. Es ergänzt <text:span text:style-name="Source_20_Text">sudo</text:span>, ersetzt es aber nicht.</text:p>
      <text:p text:style-name="Text_20_body">Wenn du willst, zeige ich dir:</text:p>
      <text:list text:style-name="L5">
        <text:list-item>
          <text:p text:style-name="P6">wie du ein solches System baust</text:p>
        </text:list-item>
        <text:list-item>
          <text:p text:style-name="P6">wie du das Passwort sicher speicherst (z. B. in <text:span text:style-name="Source_20_Text">.json</text:span> + <text:span text:style-name="Source_20_Text">cryptography</text:span>)</text:p>
        </text:list-item>
        <text:list-item>
          <text:p text:style-name="P6">und wie du zwischen "normalem" und "Admin"-Modus unterscheiden kanns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6:55:27.635112852</meta:creation-date>
    <dc:date>2025-07-01T16:55:39.551168631</dc:date>
    <meta:editing-duration>PT12S</meta:editing-duration>
    <meta:editing-cycles>1</meta:editing-cycles>
    <meta:document-statistic meta:table-count="2" meta:image-count="0" meta:object-count="0" meta:page-count="2" meta:paragraph-count="60" meta:word-count="332" meta:character-count="2213" meta:non-whitespace-character-count="1958"/>
    <meta:generator>LibreOffice/24.2.7.2$Linux_X86_64 LibreOffice_project/420$Build-2</meta:generator>
  </office:meta>
</office:document-meta>
</file>